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amde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3">
            <text:p>103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0]+[.D9]+[.F9]+[.H12]" office:value-type="percentage" office:value="0.04">
            <text:p>4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70.154859566753">
            <text:p>$170,15</text:p>
          </table:table-cell>
          <table:table-cell table:style-name="ce13" table:formula="of:=[.G2]/1.07" office:value-type="currency" office:currency="EUR" office:value="159.023233239956">
            <text:p>159,0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.7">
            <text:p>3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55">
            <text:p>5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19.157495696046">
            <text:p>$119,16</text:p>
          </table:table-cell>
          <table:table-cell table:style-name="ce14" table:formula="of:=[.G3]/1.07" office:value-type="currency" office:currency="EUR" office:value="111.362145510324">
            <text:p>111,3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15.15907447829">
            <text:p>115,16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18">
            <text:p>0,71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7">
            <text:p>7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88.4737018039606">
            <text:p>$88,47</text:p>
          </table:table-cell>
          <table:table-cell table:style-name="ce15" table:formula="of:=[.G4]/1.07" office:value-type="currency" office:currency="EUR" office:value="82.6857026205239">
            <text:p>82,6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3.76">
            <text:p>$3,7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3">
            <text:p>3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15320334261839">
            <text:p>5,15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number-columns-repeated="2"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2:18.65</dc:date>
    <dc:creator>aaa </dc:creator>
    <meta:editing-duration>P2DT18H18M13S</meta:editing-duration>
    <meta:editing-cycles>49</meta:editing-cycles>
    <meta:generator>OpenOffice/4.1.5$Win32 OpenOffice.org_project/415m1$Build-9789</meta:generator>
    <meta:document-statistic meta:table-count="5" meta:cell-count="614" meta:object-count="0"/>
  </office:meta>
</office:document-meta>
</file>